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19.123cm" svg:height="4.468cm" svg:x="4.439cm" svg:y="4.676cm">
          <draw:text-box>
            <text:p text:style-name="P1"><text:span text:style-name="T1">PowerArea</text:span></text:p>
            <text:p text:style-name="P1"><text:span text:style-name="T2">~</text:span><text:span text:style-name="T2">あなたのパワースポット探します</text:span><text:span text:style-name="T2">~</text:span></text:p>
          </draw:text-box>
        </draw:frame>
        <draw:frame draw:style-name="gr1" draw:text-style-name="P2" draw:layer="layout" svg:width="11.446cm" svg:height="4.517cm" svg:x="8.874cm" svg:y="12.192cm">
          <draw:text-box>
            <text:p text:style-name="P1"><text:span text:style-name="T3">125705G </text:span><text:span text:style-name="T3">松本博希</text:span></text:p>
            <text:p text:style-name="P1"><text:span text:style-name="T3">125719G </text:span><text:span text:style-name="T3">長倉貴洋</text:span></text:p>
            <text:p text:style-name="P1"><text:span text:style-name="T3">125764B </text:span><text:span text:style-name="T3">与那嶺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4">概要</text:span>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10M44S</meta:editing-duration>
    <meta:editing-cycles>3</meta:editing-cycles>
    <dc:date>2014-06-03T12:43:17</dc:date>
    <meta:generator>OpenOffice.org/3.4.1$Unix OpenOffice.org_project/341m1$Build-9593</meta:generator>
    <meta:document-statistic meta:object-count="29"/>
  </office:meta>
</office:document-meta>
</file>